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02362774160650704"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item>
                              <text:p text:style-name="P2">ajout perso : positif et grand</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text:soft-page-break/>syntaxe affectation caractère</text:p>
                            </text:list-item>
                            <text:list-item>
                              <text:p text:style-name="P2">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text:soft-page-break/>forcer sans castage</text:p>
                              <text:list>
                                <text:list-item>
                                  <text:p text:style-name="P2">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text:soft-page-break/>un seul type irrécupérable directement</text:p>
                    </text:list-item>
                    <text:list-item>
                      <text:p text:style-name="P2">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text:soft-page-break/>la boucle for</text:p>
                  <text:list>
                    <text:list-item>
                      <text:p text:style-name="P2">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text:soft-page-break/>créer sa propre méthode</text:p>
                  <text:list>
                    <text:list-item>
                      <text:p text:style-name="P2">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text:soft-page-break/>le principe d'encapsulation</text:p>
                  <text:list>
                    <text:list-item>
                      <text:p text:style-name="P2">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text:soft-page-break/>que signifie UML ?</text:p>
                    </text:list-item>
                    <text:list-item>
                      <text:p text:style-name="P5">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text:soft-page-break/>interface (pas du tout compris l'utilité ni la différence...)</text:p>
                    </text:list-item>
                  </text:list>
                </text:list-item>
                <text:list-item>
                  <text:p text:style-name="P5">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intro</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
                </text:list-item>
                <text:list-item>
                  <text:p text:style-name="P5">le bloc try … catch</text:p>
                  <text:list>
                    <text:list-item>
                      <text:p text:style-name="P5">java répertorie déjà les différents cas d'erreur. Dans quelle classe ? Comment ça apparaît à l'écran ?</text:p>
                    </text:list-item>
                    <text:list-item>
                      <text:p text:style-name="P5">comment s'appelle la classe d'exceptions relatives aux calculs mathématiques ?</text:p>
                    </text:list-item>
                    <text:list-item>
                      <text:p text:style-name="P5">comment attraper une erreur ?</text:p>
                    </text:list-item>
                    <text:list-item>
                      <text:p text:style-name="P5">qu'est ce qui est exécuté si une erreur est attrapée ?</text:p>
                    </text:list-item>
                    <text:list-item>
                      <text:p text:style-name="P5">qu'est ce qui est exécuté si aucune erreur n'est trouvée ?</text:p>
                    </text:list-item>
                    <text:list-item>
                      <text:p text:style-name="P5">en quoi consiste donc concrètement le fait de lever une exception ?</text:p>
                    </text:list-item>
                    <text:list-item>
                      <text:p text:style-name="P5">à quoi sert ce qu'on passe en paramètre dans le catch ?</text:p>
                    </text:list-item>
                    <text:list-item>
                      <text:p text:style-name="P5">comment récupérer le message renvoyé par l'erreur ?</text:p>
                    </text:list-item>
                    <text:list-item>
                      <text:p text:style-name="P5">comment dire d'effectuer quelque chose qu'une erreur soit trouvée ou non ? (HS : écrit trop tot pour comprendre utilité et différence avec instructions sous try catch)</text:p>
                    </text:list-item>
                    <text:list-item>
                      <text:p text:style-name="P5">perso : différences avec instructions sous try catch donc ?</text:p>
                    </text:list-item>
                  </text:list>
                </text:list-item>
                <text:list-item>
                  <text:p text:style-name="P5">les exceptions personnalisées</text:p>
                  <text:list>
                    <text:list-item>
                      <text:p text:style-name="P5">créer une exception personnalisée</text:p>
                    </text:list-item>
                    <text:list-item>
                      <text:p text:style-name="P5">faire survenir cette exception dans un programme</text:p>
                    </text:list-item>
                    <text:list-item>
                      <text:p text:style-name="P5">que fait exactement un throw ?</text:p>
                    </text:list-item>
                    <text:list-item>
                      <text:p text:style-name="P5">qu'est ce qui doit être fait du coup en conséquence ?</text:p>
                    </text:list-item>
                    <text:list-item>
                      <text:p text:style-name="P5">règle plus générale sur le lien entre throw et try</text:p>
                    </text:list-item>
                    <text:list-item>
                      <text:p text:style-name="P5">HS : où déclarer les variables du try si on veut les utiliser ailleurs aussi ?</text:p>
                    </text:list-item>
                  </text:list>
                </text:list-item>
                <text:list-item>
                  <text:p text:style-name="P5">la gestion de plusieurs exceptions</text:p>
                  <text:list>
                    <text:list-item>
                      <text:p text:style-name="P5">apparemment, il existe un constructeur paramétré pour Exception. que prend t-il en paramètre ?</text:p>
                    </text:list-item>
                    <text:list-item>
                      <text:p text:style-name="P5">du coup, pour constructeur d'une exception perso, on peut se contenter de...</text:p>
                    </text:list-item>
                    <text:list-item>
                      <text:p text:style-name="P5">ce qui nous permettra d'appeler...</text:p>
                    </text:list-item>
                    <text:list-item>
                      <text:p text:style-name="P5">comment indiquer qu'une méthode renvoie potentiellement 2 exceptions ?</text:p>
                    </text:list-item>
                    <text:list-item>
                      <text:p text:style-name="P5">dans la méthode appelant la méthode pouvant renvoyer 2 exceptions, comment <text:soft-page-break/>est géré l'appel dangereux ?</text:p>
                    </text:list-item>
                    <text:list-item>
                      <text:p text:style-name="P5">ordre des catch</text:p>
                    </text:list-item>
                  </text:list>
                </text:list-item>
                <text:list-item>
                  <text:p text:style-name="P5">depuis java 7 : le multicatch</text:p>
                  <text:list>
                    <text:list-item>
                      <text:p text:style-name="P5">regrouper les deux catch en un seul (syntaxe) attention : subtilité !!!</text:p>
                    </text:list-item>
                  </text:list>
                </text:list-item>
              </text:list>
            </text:list-item>
            <text:list-item>
              <text:p text:style-name="P5">les énumérations</text:p>
              <text:list>
                <text:list-item>
                  <text:p text:style-name="P5">intro</text:p>
                  <text:list>
                    <text:list-item>
                      <text:p text:style-name="P5">qu'est ce qu'une énumération ?</text:p>
                    </text:list-item>
                  </text:list>
                </text:list-item>
                <text:list-item>
                  <text:p text:style-name="P5">avant les énumérations</text:p>
                  <text:list>
                    <text:list-item>
                      <text:p text:style-name="P5">faire équivalent macros</text:p>
                      <text:list>
                        <text:list-item>
                          <text:p text:style-name="P5">utilité</text:p>
                        </text:list-item>
                        <text:list-item>
                          <text:p text:style-name="P5">syntaxe</text:p>
                        </text:list-item>
                        <text:list-item>
                          <text:p text:style-name="P5">syntaxe nom</text:p>
                        </text:list-item>
                      </text:list>
                    </text:list-item>
                    <text:list-item>
                      <text:p text:style-name="P5">exemple d'utilité des enumérations</text:p>
                    </text:list-item>
                  </text:list>
                </text:list-item>
                <text:list-item>
                  <text:p text:style-name="P5">une solution : les enum</text:p>
                  <text:list>
                    <text:list-item>
                      <text:p text:style-name="P5">explications bidon prof</text:p>
                      <text:list>
                        <text:list-item>
                          <text:p text:style-name="P5">syntaxe déclaration énumération (attention : plusieurs grandes particularités)</text:p>
                        </text:list-item>
                        <text:list-item>
                          <text:p text:style-name="P5">classe mère des énumérations (à titre informatif)</text:p>
                        </text:list-item>
                        <text:list-item>
                          <text:p text:style-name="P5">les valeurs d'une énum peuvent être considérées comme des...</text:p>
                        </text:list-item>
                        <text:list-item>
                          <text:p text:style-name="P5">comment manipuler du coup une de ces valeurs ? (syntaxe)</text:p>
                        </text:list-item>
                        <text:list-item>
                          <text:p text:style-name="P5">comment obtenir le tableau des valeurs d'une énumération ?</text:p>
                        </text:list-item>
                        <text:list-item>
                          <text:p text:style-name="P5">comment attribuer une valeur a ce sortes de valeurs ? (explique très mal...)</text:p>
                        </text:list-item>
                        <text:list-item>
                          <text:p text:style-name="P5">peut aussi ajouter méthodes mais j'y comprend rien explique trop mal</text:p>
                        </text:list-item>
                      </text:list>
                    </text:list-item>
                    <text:list-item>
                      <text:p text:style-name="P5">réexplications perso</text:p>
                      <text:list>
                        <text:list-item>
                          <text:p text:style-name="P5">qu'est ce qu'une énumération ?</text:p>
                        </text:list-item>
                        <text:list-item>
                          <text:p text:style-name="P5">syntaxe</text:p>
                        </text:list-item>
                      </text:list>
                    </text:list-item>
                  </text:list>
                </text:list-item>
              </text:list>
            </text:list-item>
            <text:list-item>
              <text:p text:style-name="P5">les collections d'objets</text:p>
              <text:list>
                <text:list-item>
                  <text:p text:style-name="P5">intro</text:p>
                  <text:list>
                    <text:list-item>
                      <text:p text:style-name="P5">qu'est ce qu'une collection ?</text:p>
                    </text:list-item>
                    <text:list-item>
                      <text:p text:style-name="P5">quel package contient toutes les classes qu'on utilisera pour les collections ?</text:p>
                    </text:list-item>
                  </text:list>
                </text:list-item>
                <text:list-item>
                  <text:p text:style-name="P5">les différents types de collection</text:p>
                  <text:list>
                    <text:list-item>
                      <text:p text:style-name="P5">plusieurs classes de collections. De quelle nature sont plus précisément ces classes ?</text:p>
                    </text:list-item>
                    <text:list-item>
                      <text:p text:style-name="P5">5 différentes classes de collection et leur hiérarchie + différences (en bref)</text:p>
                    </text:list-item>
                  </text:list>
                </text:list-item>
                <text:list-item>
                  <text:p text:style-name="P5">les objets list</text:p>
                  <text:list>
                    <text:list-item>
                      <text:p text:style-name="P5">3 sous classes très utilisées de List</text:p>
                    </text:list-item>
                    <text:list-item>
                      <text:p text:style-name="P5">LinkedList</text:p>
                      <text:list>
                        <text:list-item>
                          <text:p text:style-name="P5">qu'est ce qu'une linkedlist ? (je connais déjà)</text:p>
                        </text:list-item>
                        <text:list-item>
                          <text:p text:style-name="P5">fonctionnement globale</text:p>
                        </text:list-item>
                        <text:list-item>
                          <text:p text:style-name="P5">ne pas oublier un truc en tête du prog avant d'utiliser des listes</text:p>
                        </text:list-item>
                        <text:list-item>
                          <text:p text:style-name="P5">créer une liste chainée (logique)</text:p>
                        </text:list-item>
                        <text:list-item>
                          <text:p text:style-name="P5">ajouter un élément en queue de liste (je suppose)</text:p>
                        </text:list-item>
                        <text:list-item>
                          <text:p text:style-name="P5">obtenir la taille de la liste</text:p>
                        </text:list-item>
                        <text:list-item>
                          <text:p text:style-name="P5">obtenir un élément de la liste</text:p>
                        </text:list-item>
                        <text:list-item>
                          <text:p text:style-name="P5">méthode indiquant si on est au bout <text:s/>d'une list / d'un tableau ? / autre ?</text:p>
                        </text:list-item>
                        <text:list-item>
                          <text:p text:style-name="P5">qu'est ce qu'un itérateur ?</text:p>
                        </text:list-item>
                        <text:list-item>
                          <text:p text:style-name="P5">classe des itérateurs de liste</text:p>
                        </text:list-item>
                        <text:list-item>
                          <text:p text:style-name="P5">récupérer l'itérateur d'une liste</text:p>
                        </text:list-item>
                        <text:list-item>
                          <text:p text:style-name="P5">parcourir une liste avec un itérateur (douteux...)</text:p>
                        </text:list-item>
                        <text:list-item>
                          <text:p text:style-name="P5">LinkedList utile dans quel cas ?</text:p>
                        </text:list-item>
                      </text:list>
                    </text:list-item>
                    <text:list-item>
                      <text:p text:style-name="P5"><text:soft-page-break/>ArrayList</text:p>
                      <text:list>
                        <text:list-item>
                          <text:p text:style-name="P5">particularité</text:p>
                        </text:list-item>
                        <text:list-item>
                          <text:p text:style-name="P5">7 méthodes d'ArrayList (dont 3 déjà vues)</text:p>
                        </text:list-item>
                        <text:list-item>
                          <text:p text:style-name="P5">ArrayList utile dans quel cas ?</text:p>
                        </text:list-item>
                        <text:list-item>
                          <text:p text:style-name="P5">perso : qu'est ce qu'est donc un ArrayList ?</text:p>
                        </text:list-item>
                      </text:list>
                    </text:list-item>
                  </text:list>
                </text:list-item>
                <text:list-item>
                  <text:p text:style-name="P5">les objets map</text:p>
                  <text:list>
                    <text:list-item>
                      <text:p text:style-name="P5">intro</text:p>
                      <text:list>
                        <text:list-item>
                          <text:p text:style-name="P5">rappel : qu'est ce qu'une Map ?</text:p>
                        </text:list-item>
                        <text:list-item>
                          <text:p text:style-name="P5">clés / valeurs... uniques ?</text:p>
                        </text:list-item>
                      </text:list>
                    </text:list-item>
                    <text:list-item>
                      <text:p text:style-name="P5">Hashtable</text:p>
                      <text:list>
                        <text:list-item>
                          <text:p text:style-name="P5">nom français (connais déjà)</text:p>
                        </text:list-item>
                        <text:list-item>
                          <text:p text:style-name="P5">ses codes ne marchent pas encore une fois !!! Cours de merde</text:p>
                        </text:list-item>
                        <text:list-item>
                          <text:p text:style-name="P5">déclarer un Hashtable</text:p>
                        </text:list-item>
                        <text:list-item>
                          <text:p text:style-name="P5">ajouter des éléments au hashtable</text:p>
                        </text:list-item>
                        <text:list-item>
                          <text:p text:style-name="P5">stocker ses éléments dans une énumération</text:p>
                        </text:list-item>
                        <text:list-item>
                          <text:p text:style-name="P5">regarder s'il reste des éléments dans l'énumération</text:p>
                        </text:list-item>
                        <text:list-item>
                          <text:p text:style-name="P5">aller à l'élément suivant</text:p>
                        </text:list-item>
                        <text:list-item>
                          <text:p text:style-name="P5">parcourir les éléments</text:p>
                        </text:list-item>
                        <text:list-item>
                          <text:p text:style-name="P5">6 méthodes d'une table de hachage</text:p>
                        </text:list-item>
                        <text:list-item>
                          <text:p text:style-name="P5">accepte valeur null ?</text:p>
                        </text:list-item>
                        <text:list-item>
                          <text:p text:style-name="P5">particularité quant à l'accessibilité... Laquel ? (nom + signification)</text:p>
                        </text:list-item>
                      </text:list>
                    </text:list-item>
                    <text:list-item>
                      <text:p text:style-name="P5">HashMap</text:p>
                      <text:list>
                        <text:list-item>
                          <text:p text:style-name="P5">2 différences avec Hashtable</text:p>
                        </text:list-item>
                      </text:list>
                    </text:list-item>
                  </text:list>
                </text:list-item>
                <text:list-item>
                  <text:p text:style-name="P5">la classe set</text:p>
                  <text:list>
                    <text:list-item>
                      <text:p text:style-name="P5">intro</text:p>
                      <text:list>
                        <text:list-item>
                          <text:p text:style-name="P5">qu'est ce qu'un set ?</text:p>
                        </text:list-item>
                        <text:list-item>
                          <text:p text:style-name="P5">quelques sous classes de set</text:p>
                        </text:list-item>
                        <text:list-item>
                          <text:p text:style-name="P5">quelques différences non nomminatives</text:p>
                        </text:list-item>
                        <text:list-item>
                          <text:p text:style-name="P5">plutôt destiné à quoi ?</text:p>
                        </text:list-item>
                        <text:list-item>
                          <text:p text:style-name="P5">défaut</text:p>
                        </text:list-item>
                        <text:list-item>
                          <text:p text:style-name="P5">meilleur sous classe dans la plupart des cas (et raison)</text:p>
                        </text:list-item>
                        <text:list-item>
                          <text:p text:style-name="P5">laquelle utiliser si on doit constamment trier ?</text:p>
                        </text:list-item>
                      </text:list>
                    </text:list-item>
                    <text:list-item>
                      <text:p text:style-name="P5">la classe HashSet</text:p>
                      <text:list>
                        <text:list-item>
                          <text:p text:style-name="P5">deux moyens de parcourir un HashSet</text:p>
                        </text:list-item>
                        <text:list-item>
                          <text:p text:style-name="P5">flemme d'expliquer comment on fouille dedans, analogue a ce qui a été vu précédemment</text:p>
                        </text:list-item>
                        <text:list-item>
                          <text:p text:style-name="P5">6 méthodes de HashSet</text:p>
                        </text:list-item>
                      </text:list>
                    </text:list-item>
                  </text:list>
                </text:list-item>
              </text:list>
            </text:list-item>
            <text:list-item>
              <text:p text:style-name="P5">la généricité en Java</text:p>
              <text:list>
                <text:list-item>
                  <text:p text:style-name="P5">principe de base</text:p>
                  <text:list>
                    <text:list-item>
                      <text:p text:style-name="P5">cas auquel on veut répondre</text:p>
                    </text:list-item>
                    <text:list-item>
                      <text:p text:style-name="P5">deux autres solutions, mais comportent toutes deux des défauts. Lesquels ?</text:p>
                    </text:list-item>
                    <text:list-item>
                      <text:p text:style-name="P5">Syntaxe généricité</text:p>
                    </text:list-item>
                    <text:list-item>
                      <text:p text:style-name="P5">Quels types acceptés en paramètres ?</text:p>
                    </text:list-item>
                    <text:list-item>
                      <text:p text:style-name="P5">qu'est ce qu'un wrapper ?</text:p>
                    </text:list-item>
                    <text:list-item>
                      <text:p text:style-name="P5">autoboxing : qu'est ce que c'est ? deux sous concepts. Exemples</text:p>
                    </text:list-item>
                    <text:list-item>
                      <text:p text:style-name="P5">généricite multiple : nature + syntaxe</text:p>
                    </text:list-item>
                    <text:list-item>
                      <text:p text:style-name="P5">note : initialiser un type générique dans une classe générique (bizarre mais logique quand on pense à la nature des seuls types acceptés)</text:p>
                    </text:list-item>
                  </text:list>
                </text:list-item>
                <text:list-item>
                  <text:p text:style-name="P5">Généricité et collections</text:p>
                  <text:list>
                    <text:list-item>
                      <text:p text:style-name="P5"><text:soft-page-break/>intro</text:p>
                      <text:list>
                        <text:list-item>
                          <text:p text:style-name="P5">possibilité utiliser des collections génériques. Comment ? (ex avec ArrayList)</text:p>
                        </text:list-item>
                        <text:list-item>
                          <text:p text:style-name="P5">utilité ? (différence avec un simple tableau ?)</text:p>
                        </text:list-item>
                      </text:list>
                    </text:list-item>
                    <text:list-item>
                      <text:p text:style-name="P5">héritage et généricité</text:p>
                      <text:list>
                        <text:list-item>
                          <text:p text:style-name="P5">problème : covariance avec généricité ? Pourquoi ?</text:p>
                        </text:list-item>
                        <text:list-item>
                          <text:p text:style-name="P5">caractère symbolisant n'importe quel type : nom et symbole</text:p>
                        </text:list-item>
                        <text:list-item>
                          <text:p text:style-name="P5">indiquer pour généricité "telle classe ou une de ses filles"</text:p>
                        </text:list-item>
                        <text:list-item>
                          <text:p text:style-name="P5">ceci provoque une grande restriction sur les données</text:p>
                        </text:list-item>
                        <text:list-item>
                          <text:p text:style-name="P5">méthodes déclarées avec type générique verrouillées</text:p>
                        </text:list-item>
                        <text:list-item>
                          <text:p text:style-name="P5">indiquer pour généricité "telle classe ou une de ses mères"</text:p>
                        </text:list-item>
                      </text:list>
                    </text:list-item>
                  </text:list>
                </text:list-item>
              </text:list>
            </text:list-item>
            <text:list-item>
              <text:p text:style-name="P5">Les flux d'entrée sortie</text:p>
              <text:list>
                <text:list-item>
                  <text:p text:style-name="P5">intro</text:p>
                  <text:list>
                    <text:list-item>
                      <text:p text:style-name="P5">qu'est ce qu'une entrée/sortie ?</text:p>
                    </text:list-item>
                    <text:list-item>
                      <text:p text:style-name="P5">quelle entité java utilise t-il pour gérer les entrées sorties ?</text:p>
                    </text:list-item>
                    <text:list-item>
                      <text:p text:style-name="P5">que faut-il faire à chaque fois qu'on utilise cette entité ? (3 étapes)</text:p>
                    </text:list-item>
                    <text:list-item>
                      <text:p text:style-name="P5">plein d'objets sont utilisés pour travailler avec les flux. Ils se divisent en deux catégories, qui sont...</text:p>
                    </text:list-item>
                  </text:list>
                </text:list-item>
                <text:list-item>
                  <text:p text:style-name="P5">utilisation de java .io</text:p>
                  <text:list>
                    <text:list-item>
                      <text:p text:style-name="P5">la classe File</text:p>
                      <text:list>
                        <text:list-item>
                          <text:p text:style-name="P5">pour l'exemple : créer un fichier et le mettre dans le dossier (créer à la main pas en programmant)</text:p>
                        </text:list-item>
                        <text:list-item>
                          <text:p text:style-name="P5">faire un import pour utiliser des fichiers</text:p>
                        </text:list-item>
                        <text:list-item>
                          <text:p text:style-name="P5">créer un objet fichier (apparemment différent d'un vrai fichier)</text:p>
                        </text:list-item>
                        <text:list-item>
                          <text:p text:style-name="P5">méthodes sur le File</text:p>
                          <text:list>
                            <text:list-item>
                              <text:p text:style-name="P5">obtenir son chemin absolu</text:p>
                            </text:list-item>
                            <text:list-item>
                              <text:p text:style-name="P5">son nom</text:p>
                            </text:list-item>
                            <text:list-item>
                              <text:p text:style-name="P5">savoir s'il existe</text:p>
                            </text:list-item>
                            <text:list-item>
                              <text:p text:style-name="P5">si c'est un dossier</text:p>
                            </text:list-item>
                            <text:list-item>
                              <text:p text:style-name="P5">si c'est un fichier</text:p>
                            </text:list-item>
                            <text:list-item>
                              <text:p text:style-name="P5">obtenir les fichiers/dossiers à la racine du fichier ? (pas sur)</text:p>
                            </text:list-item>
                            <text:list-item>
                              <text:p text:style-name="P5">lister les fichiers et dossiers d'un répertoire ? (pas sur non plus)</text:p>
                            </text:list-item>
                            <text:list-item>
                              <text:p text:style-name="P5">détruire un fichier</text:p>
                            </text:list-item>
                            <text:list-item>
                              <text:p text:style-name="P5">créer un répertoire</text:p>
                            </text:list-item>
                          </text:list>
                        </text:list-item>
                        <text:list-item>
                          <text:p text:style-name="P5">création fichier... Créait vraiment ? Même question pour supprimer</text:p>
                        </text:list-item>
                      </text:list>
                    </text:list-item>
                    <text:list-item>
                      <text:p text:style-name="P5">Les classes FileInputStream et FileOutputStream</text:p>
                      <text:list>
                        <text:list-item>
                          <text:p text:style-name="P5">à quoi servent ces objets ?</text:p>
                        </text:list-item>
                        <text:list-item>
                          <text:p text:style-name="P5">héritent de deux classes abstraites</text:p>
                        </text:list-item>
                        <text:list-item>
                          <text:p text:style-name="P5">laquelle sert a lire et laquelle sert à écrire ?</text:p>
                        </text:list-item>
                        <text:list-item>
                          <text:p text:style-name="P5">ouvrir un fichier en lecture / en écriture</text:p>
                        </text:list-item>
                        <text:list-item>
                          <text:p text:style-name="P5">créer un buffeur pour lecture / écriture</text:p>
                        </text:list-item>
                        <text:list-item>
                          <text:p text:style-name="P5">lire / écrire dans un buffeur (pas sur d'avoir compris)</text:p>
                        </text:list-item>
                        <text:list-item>
                          <text:p text:style-name="P5">attraper exceptions si FileInputStream ne trouve aucun fichier</text:p>
                        </text:list-item>
                        <text:list-item>
                          <text:p text:style-name="P5">idem si erreur écriture / lecture</text:p>
                        </text:list-item>
                        <text:list-item>
                          <text:p text:style-name="P5">quel impact a l'ouverture en écriture d'un fichier inexistant ?</text:p>
                        </text:list-item>
                        <text:list-item>
                          <text:p text:style-name="P5">s'assurer après avoir manipulé un fichier de toujours... (+ où + pourquoi)</text:p>
                        </text:list-item>
                        <text:list-item>
                          <text:p text:style-name="P5">FileInputStream et FileOutputStream travaillent avec un nombre déterminé d'octets. Combien ? (je crois)</text:p>
                        </text:list-item>
                        <text:list-item>
                          <text:p text:style-name="P5">tout ce qui a été dit précédemment : relatif a quel encodage de caractères ?</text:p>
                        </text:list-item>
                        <text:list-item>
                          <text:p text:style-name="P5">Quel impact sur caractères spéciaux ?</text:p>
                        </text:list-item>
                      </text:list>
                    </text:list-item>
                    <text:list-item>
                      <text:p text:style-name="P5"><text:soft-page-break/>les classes FilterInputStream et FilterOutputStream</text:p>
                      <text:list>
                        <text:list-item>
                          <text:p text:style-name="P5">classes concrètes ou abstraites ?</text:p>
                        </text:list-item>
                        <text:list-item>
                          <text:p text:style-name="P5">pour chacune des deux : 4 classes filles. Lesquelles ? + rôles grossiers</text:p>
                        </text:list-item>
                        <text:list-item>
                          <text:p text:style-name="P5">Différence vitesse entre lecture avec FileInputStream et avec BufferedInput- Stream</text:p>
                        </text:list-item>
                        <text:list-item>
                          <text:p text:style-name="P5">perso : pourquoi telle rapidité ? (je pense)</text:p>
                        </text:list-item>
                        <text:list-item>
                          <text:p text:style-name="P5">comment (grossièrement) utiliser un Data(I/O)...</text:p>
                        </text:list-item>
                      </text:list>
                    </text:list-item>
                    <text:list-item>
                      <text:p text:style-name="P5">Les ObjectInputStream et ObjectOutputStream</text:p>
                      <text:list>
                        <text:list-item>
                          <text:p text:style-name="P5">comment s'appelle la sauvegarde d'objets dans des fichiers ?</text:p>
                        </text:list-item>
                        <text:list-item>
                          <text:p text:style-name="P5">importer classe permettant l'écriture et lecture d'objects dans des fichiers</text:p>
                        </text:list-item>
                        <text:list-item>
                          <text:p text:style-name="P5">Une classe qu'on créait (+filles) peut être sauvegardable a quelle condition ?</text:p>
                        </text:list-item>
                        <text:list-item>
                          <text:p text:style-name="P5">ouvrir un fichier en lecture et en écriture d'objets</text:p>
                        </text:list-item>
                        <text:list-item>
                          <text:p text:style-name="P5">note : que faut il faire si l'objet a sauver a un autre objet comme attribut ? (2)</text:p>
                        </text:list-item>
                        <text:list-item>
                          <text:p text:style-name="P5">Comment demander à ne pas sauver l'objet attribut ?</text:p>
                        </text:list-item>
                        <text:list-item>
                          <text:p text:style-name="P5">pas sur : peut on manipuler un objet déclaré ainsi ?</text:p>
                        </text:list-item>
                      </text:list>
                    </text:list-item>
                    <text:list-item>
                      <text:p text:style-name="P5">Les classes CharArray(Writer/Reader) et String(Writer/Reader)</text:p>
                      <text:list>
                        <text:list-item>
                          <text:p text:style-name="P5">très différents ? Points communs par rapport à leur classe mère ?</text:p>
                        </text:list-item>
                        <text:list-item>
                          <text:p text:style-name="P5">utilité</text:p>
                        </text:list-item>
                        <text:list-item>
                          <text:p text:style-name="P5">je comprend, mais flemme de tester et noter. cf milieu du chapitre environ.</text:p>
                        </text:list-item>
                      </text:list>
                    </text:list-item>
                    <text:list-item>
                      <text:p text:style-name="P5">Les classes File(Writer/Reader) et Print(Writer/Reader)</text:p>
                      <text:list>
                        <text:list-item>
                          <text:p text:style-name="P5">idem</text:p>
                        </text:list-item>
                      </text:list>
                    </text:list-item>
                  </text:list>
                </text:list-item>
                <text:list-item>
                  <text:p text:style-name="P5">utilisation de java.nio</text:p>
                  <text:list>
                    <text:list-item>
                      <text:p text:style-name="P5">signification nio</text:p>
                    </text:list-item>
                    <text:list-item>
                      <text:p text:style-name="P5">différence principale regroupement données pour traitement</text:p>
                    </text:list-item>
                    <text:list-item>
                      <text:p text:style-name="P5">deux classes du package essentielle + fonctionnement grossier</text:p>
                    </text:list-item>
                    <text:list-item>
                      <text:p text:style-name="P5">idem pour suite, flemme cf cours</text:p>
                    </text:list-item>
                    <text:list-item>
                      <text:p text:style-name="P5">note quand même : fermer manuellement fichiers, réseau etc</text:p>
                    </text:list-item>
                    <text:list-item>
                      <text:p text:style-name="P5">nouveauté dans java 7 pour fermer automatiquement dans un try</text:p>
                    </text:list-item>
                    <text:list-item>
                      <text:p text:style-name="P5">que faire pour ouvertures emboitées ?</text:p>
                    </text:list-item>
                    <text:list-item>
                      <text:p text:style-name="P5">attention : marche pas avec toutes les classes !!! Conditions</text:p>
                    </text:list-item>
                  </text:list>
                </text:list-item>
                <text:list-item>
                  <text:p text:style-name="P5">depuis java 7 : nio II</text:p>
                  <text:list>
                    <text:list-item>
                      <text:p text:style-name="P5">remplaçant de java.io.File = …</text:p>
                    </text:list-item>
                    <text:list-item>
                      <text:p text:style-name="P5">5 améliorations principales</text:p>
                    </text:list-item>
                    <text:list-item>
                      <text:p text:style-name="P5">obtenir l'objet chemin d'un fichier</text:p>
                    </text:list-item>
                    <text:list-item>
                      <text:p text:style-name="P5">obtenir le chemin obsolut d'un objet chemin</text:p>
                    </text:list-item>
                    <text:list-item>
                      <text:p text:style-name="P5">savoir si le fichier décrit par l'objet chemin existe</text:p>
                    </text:list-item>
                    <text:list-item>
                      <text:p text:style-name="P5">obtenir le nom du fichier décrit par l'objet</text:p>
                    </text:list-item>
                    <text:list-item>
                      <text:p text:style-name="P5">savoir si c'est un répertoire</text:p>
                    </text:list-item>
                    <text:list-item>
                      <text:p text:style-name="P5">avec Files, possible de lister contenu d'un répertoire. Grace a quelle classe ?</text:p>
                    </text:list-item>
                    <text:list-item>
                      <text:p text:style-name="P5">avantage</text:p>
                    </text:list-item>
                    <text:list-item>
                      <text:p text:style-name="P5">code pour lister le contenu d'un programme : flemme, trop lourd</text:p>
                    </text:list-item>
                    <text:list-item>
                      <text:p text:style-name="P5">copie : idem : cf cours</text:p>
                    </text:list-item>
                    <text:list-item>
                      <text:p text:style-name="P5">déplacement : idem</text:p>
                    </text:list-item>
                    <text:list-item>
                      <text:p text:style-name="P5">ouverture de flux (4) : idem</text:p>
                    </text:list-item>
                    <text:list-item>
                      <text:p text:style-name="P5">gérer zip idem</text:p>
                    </text:list-item>
                    <text:list-item>
                      <text:p text:style-name="P5">autres</text:p>
                    </text:list-item>
                  </text:list>
                </text:list-item>
                <text:list-item>
                  <text:p text:style-name="P5">le pattern decorate</text:p>
                  <text:list>
                    <text:list-item>
                      <text:p text:style-name="P5">reste : juste lecture, trop lourd</text:p>
                    </text:list-item>
                    <text:list-item>
                      <text:p text:style-name="P5">en gros : principe</text:p>
                    </text:list-item>
                  </text:list>
                </text:list-item>
              </text:list>
            </text:list-item>
            <text:list-item>
              <text:p text:style-name="P5"><text:soft-page-break/>java et la réflexivité</text:p>
              <text:list>
                <text:list-item>
                  <text:p text:style-name="P5">intro</text:p>
                  <text:list>
                    <text:list-item>
                      <text:p text:style-name="P5">autre nom réflexivité</text:p>
                    </text:list-item>
                    <text:list-item>
                      <text:p text:style-name="P5">où java stock les infos relatives à une nouvelle classe créée ?</text:p>
                    </text:list-item>
                  </text:list>
                </text:list-item>
                <text:list-item>
                  <text:p text:style-name="P5">la classe Class</text:p>
                  <text:list>
                    <text:list-item>
                      <text:p text:style-name="P5">comment récupérer l'objet Class relatif a une classe ? (2)</text:p>
                    </text:list-item>
                    <text:list-item>
                      <text:p text:style-name="P5">obtenir le nom de la classe avec la première méthode</text:p>
                    </text:list-item>
                    <text:list-item>
                      <text:p text:style-name="P5">obtenir l'objet de la super classe avec la première méthode</text:p>
                    </text:list-item>
                    <text:list-item>
                      <text:p text:style-name="P5">obtenir le tableau des interfaces d'une classe</text:p>
                    </text:list-item>
                    <text:list-item>
                      <text:p text:style-name="P5">obtenir les méthodes d'une classe (sous quelle forme ?)</text:p>
                    </text:list-item>
                    <text:list-item>
                      <text:p text:style-name="P5">obtenir la liste des champs (?) d'une classe sous forme de …</text:p>
                    </text:list-item>
                    <text:list-item>
                      <text:p text:style-name="P5">obtenir la liste des constructeurs sous forme de … + liste paramètres</text:p>
                    </text:list-item>
                  </text:list>
                </text:list-item>
                <text:list-item>
                  <text:p text:style-name="P5">instanciation dynamique</text:p>
                  <text:list>
                    <text:list-item>
                      <text:p text:style-name="P5">note : j'ai copié collé ses codes ça compile pas (reconnaît pas Constructor)</text:p>
                    </text:list-item>
                    <text:list-item>
                      <text:p text:style-name="P5">créer une nouvelle instance d'une classe dynamiquement (sans utiliser new)</text:p>
                      <text:list>
                        <text:list-item>
                          <text:p text:style-name="P5">récupérer le nom de la classe</text:p>
                        </text:list-item>
                        <text:list-item>
                          <text:p text:style-name="P5">récupérer la classe a partir du nom (?)</text:p>
                        </text:list-item>
                        <text:list-item>
                          <text:p text:style-name="P5">créer une nouvelle instance de la classe (?)</text:p>
                        </text:list-item>
                        <text:list-item>
                          <text:p text:style-name="P5">créer un tableau contenant les paramètres du constructeur</text:p>
                        </text:list-item>
                        <text:list-item>
                          <text:p text:style-name="P5">récupérer le constructeur paramètre</text:p>
                        </text:list-item>
                        <text:list-item>
                          <text:p text:style-name="P5">créer un autre objet (???) avec le constructeur paramétré</text:p>
                        </text:list-item>
                        <text:list-item>
                          <text:p text:style-name="P5">(comprend pas pourquoi créer 2 objets, dont le premier dont on ne fait rien)</text:p>
                        </text:list-item>
                        <text:list-item>
                          <text:p text:style-name="P5">(comprend pas non plus pourquoi récupérer le nom via la classe pour récupérer la classe via le nom.......)</text:p>
                        </text:list-item>
                      </text:list>
                    </text:list-item>
                    <text:list-item>
                      <text:p text:style-name="P5">7 exceptions à attraper pour la création dynamique d'une nouvelle instance</text:p>
                    </text:list-item>
                  </text:list>
                </text:list-item>
              </text:list>
            </text:list-item>
          </text:list>
        </text:list-item>
        <text:list-item>
          <text:p text:style-name="P5">Partie 3 : la programmation évenementielle</text:p>
          <text:list>
            <text:list-item>
              <text:p text:style-name="P5">notre première fenêtre</text:p>
              <text:list>
                <text:list-item>
                  <text:p text:style-name="P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1-19T02:28:26</dc:date>
    <dc:creator>yjfjyf jjku</dc:creator>
    <meta:editing-duration>P3DT23H28M13S</meta:editing-duration>
    <meta:editing-cycles>700</meta:editing-cycles>
    <meta:document-statistic meta:table-count="0" meta:image-count="0" meta:object-count="0" meta:page-count="14" meta:paragraph-count="632" meta:word-count="4894" meta:character-count="26893"/>
  </office:meta>
</office:document-meta>
</file>